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ro4" style:family="table-row">
      <style:table-row-properties style:row-height="0.2008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49">
      <style:table-cell-properties style:cell-protect="none" style:print-content="true" style:text-align-source="fix" style:repeat-content="false"/>
      <style:paragraph-properties fo:text-align="start" fo:margin-left="0in"/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table:style-name="Default" office:value-type="string" calcext:value-type="string">
            <text:p>时间</text:p>
          </table:table-cell>
          <table:table-cell office:value-type="string" calcext:value-type="string">
            <text:p>标签1</text:p>
          </table:table-cell>
          <table:table-cell office:value-type="string" calcext:value-type="string">
            <text:p>标签2</text:p>
          </table:table-cell>
          <table:table-cell office:value-type="string" calcext:value-type="string">
            <text:p>标签3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1">
          <table:table-cell table:style-name="ce13" office:value-type="string" calcext:value-type="string">
            <text:p>[模板]扩展欧拉定理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欧拉定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ST 表</text:p>
          </table:table-cell>
          <table:table-cell office:value-type="date" office:date-value="2022-06-05" calcext:value-type="date">
            <text:p>2022-06-05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模板]树状数组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树状数组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区间方差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线段树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13" office:value-type="string" calcext:value-type="string">
            <text:p>[JRKSJ]R2]01 序列</text:p>
          </table:table-cell>
          <table:table-cell office:value-type="date" office:date-value="2022-06-06" calcext:value-type="date">
            <text:p>2022-06-06</text:p>
          </table:table-cell>
          <table:table-cell office:value-type="string" calcext:value-type="string">
            <text:p>st表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约数研究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4" office:value-type="string" calcext:value-type="string">
            <text:p>余数求和</text:p>
          </table:table-cell>
          <table:table-cell office:value-type="date" office:date-value="2022-06-09" calcext:value-type="date">
            <text:p>2022-06-0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回首过去</text:p>
          </table:table-cell>
          <table:table-cell office:value-type="date" office:date-value="2022-06-11" calcext:value-type="date">
            <text:p>2022-06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滑动窗口/[模板]单调队列</text:p>
          </table:table-cell>
          <table:table-cell office:value-type="date" office:date-value="2022-06-12" calcext:value-type="date">
            <text:p>2022-06-12</text:p>
          </table:table-cell>
          <table:table-cell office:value-type="string" calcext:value-type="string">
            <text:p>单调队列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LNOI2022] 吃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stified Jungle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思维考察</text:p>
          </table:table-cell>
          <table:table-cell/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最大食物链计数</text:p>
          </table:table-cell>
          <table:table-cell office:value-type="date" office:date-value="2022-06-14" calcext:value-type="date">
            <text:p>2022-06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BSGS可爱的质数</text:p>
          </table:table-cell>
          <table:table-cell office:value-type="date" office:date-value="2022-06-15" calcext:value-type="date">
            <text:p>2022-06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找单词</text:p>
          </table:table-cell>
          <table:table-cell office:value-type="date" office:date-value="2022-06-16" calcext:value-type="date">
            <text:p>2022-06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-2021]回文</text:p>
          </table:table-cell>
          <table:table-cell office:value-type="date" office:date-value="2022-06-19" calcext:value-type="date">
            <text:p>2022-06-19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CSP-S-2021]廊桥分配</text:p>
          </table:table-cell>
          <table:table-cell office:value-type="date" office:date-value="2022-06-22" calcext:value-type="date">
            <text:p>2022-06-22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SNOI2022]垃圾回收</text:p>
          </table:table-cell>
          <table:table-cell office:value-type="date" office:date-value="2022-06-23" calcext:value-type="date">
            <text:p>2022-06-23</text:p>
          </table:table-cell>
          <table:table-cell office:value-type="string" calcext:value-type="string">
            <text:p>思维考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报数 </text:p>
          </table:table-cell>
          <table:table-cell office:value-type="date" office:date-value="2022-06-24" calcext:value-type="date">
            <text:p>2022-06-24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JROI-4]分数 </text:p>
          </table:table-cell>
          <table:table-cell office:value-type="date" office:date-value="2022-06-25" calcext:value-type="date">
            <text:p>2022-06-25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+B Problem(高精)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高精度运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三只小猪</text:p>
          </table:table-cell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小Z的神奇数列</text:p>
          </table:table-cell>
          <table:table-cell office:value-type="date" office:date-value="2022-07-13" calcext:value-type="date">
            <text:p>2022-07-13</text:p>
          </table:table-cell>
          <table:table-cell office:value-type="string" calcext:value-type="string">
            <text:p>常数优化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Prufer 序列</text:p>
          </table:table-cell>
          <table:table-cell table:style-name="ce7" office:value-type="date" office:date-value="2022-07-14" calcext:value-type="date">
            <text:p>2022-07-1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rufer序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AOI2016]食物链</text:p>
          </table:table-cell>
          <table:table-cell office:value-type="date" office:date-value="2022-07-14" calcext:value-type="date">
            <text:p>2022-07-1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Polya定理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1995]石子合并 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关路灯</text:p>
          </table:table-cell>
          <table:table-cell office:value-type="date" office:date-value="2022-07-15" calcext:value-type="date">
            <text:p>2022-07-15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魔力环</text:p>
          </table:table-cell>
          <table:table-cell office:value-type="date" office:date-value="2022-07-16" calcext:value-type="date">
            <text:p>2022-07-1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群论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9]幻想乡数学竞赛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棋盘分割</text:p>
          </table:table-cell>
          <table:table-cell office:value-type="date" office:date-value="2022-07-17" calcext:value-type="date">
            <text:p>2022-07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多少个1?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模板]多项式乘法(FFT) 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幸运数字</text:p>
          </table:table-cell>
          <table:table-cell table:style-name="ce7" office:value-type="date" office:date-value="2022-07-18" calcext:value-type="date">
            <text:p>2022-07-18</text:p>
          </table:table-cell>
          <table:table-cell office:value-type="string" calcext:value-type="string">
            <text:p>离散化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跑路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最短路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访问美术馆</text:p>
          </table:table-cell>
          <table:table-cell table:style-name="ce7" office:value-type="date" office:date-value="2022-07-18" calcext:value-type="date">
            <text:p>2022-07-18</text:p>
          </table:table-cell>
          <table:table-cell table:style-name="ce6" office:value-type="string" calcext:value-type="string">
            <text:p>动态规划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BSGS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table:style-name="ce7" office:value-type="date" office:date-value="2022-07-19" calcext:value-type="date">
            <text:p>2022-07-19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FF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table:style-name="ce11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二次剩余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模板]杜教筛（Sum） </text:p>
          </table:table-cell>
          <table:table-cell table:style-name="ce7" office:value-type="date" office:date-value="2022-07-20" calcext:value-type="date">
            <text:p>2022-07-20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杜教筛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CD SUM</text:p>
          </table:table-cell>
          <table:table-cell table:style-name="ce7" office:value-type="date" office:date-value="2022-07-21" calcext:value-type="date">
            <text:p>2022-07-2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莫比乌斯反演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tOI2018]情侣？给我烧了！ 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情侣？给我烧了！(加强版 )</text:p>
          </table:table-cell>
          <table:table-cell table:style-name="ce7" office:value-type="date" office:date-value="2022-07-22" calcext:value-type="date">
            <text:p>2022-07-22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table:style-name="ce7" office:value-type="date" office:date-value="2022-07-24" calcext:value-type="date">
            <text:p>2022-07-2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 office:value-type="string" calcext:value-type="string">
            <text:p>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prufer序列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[模板]原根 </text:p>
          </table:table-cell>
          <table:table-cell table:style-name="ce7" office:value-type="date" office:date-value="2022-07-25" calcext:value-type="date">
            <text:p>2022-07-2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[TJOI2009] 猜数字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中国剩余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卢卡斯定理/Lucas 定理 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超能粒子炮·改</text:p>
          </table:table-cell>
          <table:table-cell table:style-name="ce7" office:value-type="date" office:date-value="2022-07-27" calcext:value-type="date">
            <text:p>2022-07-2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Lucas定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ZJOI2007]时态同步</text:p>
          </table:table-cell>
          <table:table-cell office:value-type="date" office:date-value="2022-07-28" calcext:value-type="date">
            <text:p>2022-07-2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树形DP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模板]多项式乘法逆 </text:p>
          </table:table-cell>
          <table:table-cell office:value-type="date" office:date-value="2022-07-31" calcext:value-type="date">
            <text:p>2022-07-3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多项式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拯救世界 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生成函数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同余方程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[ZJOI2010] 数字计数</text:p>
          </table:table-cell>
          <table:table-cell office:value-type="date" office:date-value="2022-08-02" calcext:value-type="date">
            <text:p>2022-08-0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ZJOI2010]排列计数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/>[USACO12FEB]Cow IDs S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位运算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nging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对角线</text:p>
          </table:table-cell>
          <table:table-cell office:value-type="date" office:date-value="2022-08-03" calcext:value-type="date">
            <text:p>2022-08-03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组合数学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无聊的数列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线段树</text:p>
          </table:table-cell>
          <table:table-cell office:value-type="string" calcext:value-type="string">
            <text:p>差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模板]乘法逆元 2 </text:p>
          </table:table-cell>
          <table:table-cell office:value-type="date" office:date-value="2022-08-04" calcext:value-type="date">
            <text:p>2022-08-04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逆元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[POI2014]PAN-Solar Panels</text:p>
          </table:table-cell>
          <table:table-cell office:value-type="date" office:date-value="2022-08-05" calcext:value-type="date">
            <text:p>2022-08-05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整除分块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模板]Pollard-Rho算法 </text:p>
          </table:table-cell>
          <table:table-cell office:value-type="date" office:date-value="2022-08-06" calcext:value-type="date">
            <text:p>2022-08-06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Pollard-Rho</text:p>
          </table:table-cell>
          <table:table-cell office:value-type="string" calcext:value-type="string">
            <text:p>Miller-Rabin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小A与两位神仙</text:p>
          </table:table-cell>
          <table:table-cell office:value-type="date" office:date-value="2022-08-07" calcext:value-type="date">
            <text:p>2022-08-0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原根</text:p>
          </table:table-cell>
          <table:table-cell office:value-type="string" calcext:value-type="string">
            <text:p>Pollard-Rho</text:p>
          </table:table-cell>
          <table:table-cell table:style-name="ce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SHOI2002] 百事世界杯之旅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期望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U! </text:p>
          </table:table-cell>
          <table:table-cell office:value-type="date" office:date-value="2022-08-09" calcext:value-type="date">
            <text:p>2022-08-09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AHOI2009] 同类分布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table:style-name="ce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ooks Defenders</text:p>
          </table:table-cell>
          <table:table-cell office:value-type="date" office:date-value="2022-08-11" calcext:value-type="date">
            <text:p>2022-08-11</text:p>
          </table:table-cell>
          <table:table-cell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[SCOI 2009]windy数</text:p>
          </table:table-cell>
          <table:table-cell office:value-type="date" office:date-value="2022-08-12" calcext:value-type="date">
            <text:p>2022-08-12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花神的数论题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数位DP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互不侵犯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炮兵阵地</text:p>
          </table:table-cell>
          <table:table-cell office:value-type="date" office:date-value="2022-08-12" calcext:value-type="date">
            <text:p>2022-08-12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状压DP</text:p>
          </table:table-cell>
          <table:table-cell/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[NOIP1999 提高组]旅行家的预算 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uel Economy S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贪心</text:p>
          </table:table-cell>
          <table:table-cell office:value-type="string" calcext:value-type="string">
            <text:p>搜索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idc,想想看</text:p>
          </table:table-cell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线段树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队列安排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后缀表达式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模拟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NOIP2021] 数列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21] 方差</text:p>
          </table:table-cell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动态规划</text:p>
          </table:table-cell>
          <table:table-cell office:value-type="string" calcext:value-type="string">
            <text:p>思维考察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美丽的序列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单调栈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POI2003] Monkeys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HNOI2002]营业额统计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STL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家谱</text:p>
          </table:table-cell>
          <table:table-cell office:value-type="date" office:date-value="2022-08-18" calcext:value-type="date">
            <text:p>2022-08-18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Strip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st表</text:p>
          </table:table-cell>
          <table:table-cell table:style-name="ce13"/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JSOI2008] 星球大战</text:p>
          </table:table-cell>
          <table:table-cell office:value-type="date" office:date-value="2022-08-21" calcext:value-type="date">
            <text:p>2022-08-2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并查集</text:p>
          </table:table-cell>
          <table:table-cell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[模板]最小生成树 </text:p>
          </table:table-cell>
          <table:table-cell office:value-type="date" office:date-value="2022-08-21" calcext:value-type="date">
            <text:p>2022-08-21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最小生成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[USACO04OPEN] Cube Stacking</text:p>
          </table:table-cell>
          <table:table-cell office:value-type="date" office:date-value="2022-08-22" calcext:value-type="date">
            <text:p>2022-08-22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并查集</text:p>
          </table:table-cell>
          <table:table-cell table:style-name="ce13"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海滩防御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最短路</text:p>
          </table:table-cell>
          <table:table-cell table:style-name="ce13" office:value-type="string" calcext:value-type="string">
            <text:p>dijkstra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已经没有什么好害怕的了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学</text:p>
          </table:table-cell>
          <table:table-cell table:style-name="ce13" office:value-type="string" calcext:value-type="string">
            <text:p>二项式反演</text:p>
          </table:table-cell>
          <table:table-cell table:style-name="ce13" office:value-type="string" calcext:value-type="string">
            <text:p>DP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table:style-name="ce13" office:value-type="string" calcext:value-type="string">
            <text:p>XOR的艺术</text:p>
          </table:table-cell>
          <table:table-cell office:value-type="date" office:date-value="2022-08-23" calcext:value-type="date">
            <text:p>2022-08-23</text:p>
          </table:table-cell>
          <table:table-cell table:style-name="ce13" office:value-type="string" calcext:value-type="string">
            <text:p>数据结构</text:p>
          </table:table-cell>
          <table:table-cell table:style-name="ce13" office:value-type="string" calcext:value-type="string">
            <text:p>线段树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上帝造题的七分钟 2 / 花神游历各国</text:p>
          </table:table-cell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装箱问题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office:value-type="string" calcext:value-type="string">
            <text:p>背包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shmokh and ACM</text:p>
          </table:table-cell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>
            <text:p>四方定理</text:p>
          </table:table-cell>
          <table:table-cell office:value-type="date" office:date-value="2022-08-24" calcext:value-type="date">
            <text:p>2022-08-24</text:p>
          </table:table-cell>
          <table:table-cell table:style-name="ce13" office:value-type="string" calcext:value-type="string">
            <text:p>动态规划</text:p>
          </table:table-cell>
          <table:table-cell table:style-name="ce13" table:number-columns-repeated="2"/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摆花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篝火晚会</text:p>
          </table:table-cell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置换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ad Luck Island</text:p>
          </table:table-cell>
          <table:table-cell office:value-type="date" office:date-value="2022-08-25" calcext:value-type="date">
            <text:p>2022-08-25</text:p>
          </table:table-cell>
          <table:table-cell table:style-name="ce13" office:value-type="string" calcext:value-type="string">
            <text:p>动态规划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8 提高组] 铺设道路</text:p>
          </table:table-cell>
          <table:table-cell office:value-type="date" office:date-value="2022-08-26" calcext:value-type="date">
            <text:p>2022-08-26</text:p>
          </table:table-cell>
          <table:table-cell table:style-name="ce13" office:value-type="string" calcext:value-type="string">
            <text:p>贪心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函数</text:p>
          </table:table-cell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数学</text:p>
          </table:table-cell>
          <table:table-cell table:number-columns-repeated="2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NOIP2000 提高组] 乘积最大</text:p>
          </table:table-cell>
          <table:table-cell office:value-type="date" office:date-value="2022-08-27" calcext:value-type="date">
            <text:p>2022-08-27</text:p>
          </table:table-cell>
          <table:table-cell table:style-name="ce13" office:value-type="string" calcext:value-type="string">
            <text:p>动态规划</text:p>
          </table:table-cell>
          <table:table-cell office:value-type="string" calcext:value-type="string">
            <text:p>高精度运算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【模板】spf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spf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【模板】dijkstra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ear And Present Danger S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floyd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通往奥格瑞玛的道路 </text:p>
          </table:table-cell>
          <table:table-cell office:value-type="date" office:date-value="2022-08-28" calcext:value-type="date">
            <text:p>2022-08-28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二分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[JLOI2011] 飞行路线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分层图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GXOI/GZOI2019]旅行者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ICPC-Beijing 2006] 狼抓兔子</text:p>
          </table:table-cell>
          <table:table-cell office:value-type="date" office:date-value="2022-08-30" calcext:value-type="date">
            <text:p>2022-08-30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寻找段落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单调队列</text:p>
          </table:table-cell>
          <table:table-cell/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NOIP2001 提高组] 一元三次方程求解 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5 提高组] 跳石头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<text:s/>进击的奶牛</text:p>
          </table:table-cell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[TJOI2018]数学计算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数据结构</text:p>
          </table:table-cell>
          <table:table-cell office:value-type="string" calcext:value-type="string">
            <text:p>线段树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刺杀大使 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[NOIP2011 提高组] 聪明的质监员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前缀和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NOIP2012 提高组] 借教室 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office:value-type="string" calcext:value-type="string">
            <text:p>前缀和</text:p>
          </table:table-cell>
          <table:table-cell office:value-type="string" calcext:value-type="string">
            <text:p>差分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SHOI2015]自动刷题机 </text:p>
          </table:table-cell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二分</text:p>
          </table:table-cell>
          <table:table-cell table:number-columns-repeated="2"/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速度限制</text:p>
          </table:table-cell>
          <table:table-cell office:value-type="date" office:date-value="2022-09-03" calcext:value-type="date">
            <text:p>2022-09-03</text:p>
          </table:table-cell>
          <table:table-cell office:value-type="string" calcext:value-type="string">
            <text:p>最短路</text:p>
          </table:table-cell>
          <table:table-cell office:value-type="string" calcext:value-type="string">
            <text:p>dijkstra</text:p>
          </table:table-cell>
          <table:table-cell/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USACO07MAR]Ranking the Cows G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传递闭包</text:p>
          </table:table-cell>
          <table:table-cell office:value-type="string" calcext:value-type="string">
            <text:p>Floy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众数出现的次数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排序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「C.E.L.U-01」族谱树 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树形 DP</text:p>
          </table:table-cell>
          <table:table-cell table:number-columns-repeated="2"/>
          <table:table-cell table:style-name="ce8" office:value-type="float" office:value="14" calcext:value-type="float">
            <text:p>14</text:p>
          </table:table-cell>
        </table:table-row>
      </table:table>
      <table:named-expressions/>
      <table:database-ranges>
        <table:database-range table:name="__Anonymous_Sheet_DB__0" table:target-range-address="Sheet1.A1:Sheet1.F8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1P0" style:volatile="true"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1">
      <number:text>-</number:text>
      <number:currency-symbol number:language="en" number:country="HK">HK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1P0"/>
    </number:currency-style>
    <number:time-style style:name="N139">
      <number:minutes number:style="long"/>
      <number:text>分</number:text>
      <number:seconds number:style="long" number:decimal-places="2"/>
      <number:text>秒</number:text>
    </number:time-style>
    <number:currency-style style:name="N138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time-style style:name="N137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currency-style style:name="N136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36P0"/>
    </number:currency-style>
    <number:date-style style:name="N13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0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currency-symbol number:language="en" number:country="HK">HK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HK">HK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HK">HK$</number:currency-symbol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HK">HK$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HK">HK$</number:currency-symbol>
      <number:number number:decimal-places="2" number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HK">HK$</number:currency-symbol>
      <number:number number:decimal-places="2" number:min-decimal-places="0" number:min-integer-digits="1" number:decimal-replacement="--" number:grouping="true"/>
      <style:map style:condition="value()&gt;=0" style:apply-style-name="N124P0"/>
    </number:currency-style>
    <number:currency-style style:name="N122P0" style:volatile="true"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HK">HK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4:43:08.865880707</meta:creation-date>
    <dc:date>2022-09-05T08:06:01.063617116</dc:date>
    <meta:editing-duration>PT9H4M23S</meta:editing-duration>
    <meta:editing-cycles>110</meta:editing-cycles>
    <meta:generator>LibreOffice/7.3.5.2$Linux_X86_64 LibreOffice_project/30$Build-2</meta:generator>
    <meta:document-statistic meta:table-count="1" meta:cell-count="580" meta:object-count="0"/>
  </office:meta>
</office:document-meta>
</file>